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f7cf" officeooo:paragraph-rsid="0006f7cf" style:font-weight-asian="bold" style:font-weight-complex="bold"/>
    </style:style>
    <style:style style:name="P2" style:family="paragraph" style:parent-style-name="Standard">
      <style:text-properties officeooo:rsid="0006f7cf" officeooo:paragraph-rsid="0006f7cf"/>
    </style:style>
    <style:style style:name="P3" style:family="paragraph" style:parent-style-name="Standard">
      <style:text-properties officeooo:rsid="0006f7cf" officeooo:paragraph-rsid="00089085"/>
    </style:style>
    <style:style style:name="P4" style:family="paragraph" style:parent-style-name="Standard">
      <style:text-properties officeooo:rsid="0006f7cf" officeooo:paragraph-rsid="00091017"/>
    </style:style>
    <style:style style:name="P5" style:family="paragraph" style:parent-style-name="Standard">
      <style:text-properties officeooo:rsid="00089085" officeooo:paragraph-rsid="00089085"/>
    </style:style>
    <style:style style:name="P6" style:family="paragraph" style:parent-style-name="Standard">
      <style:text-properties officeooo:rsid="00089085" officeooo:paragraph-rsid="00091017"/>
    </style:style>
    <style:style style:name="P7" style:family="paragraph" style:parent-style-name="Standard">
      <style:text-properties fo:font-weight="normal" officeooo:rsid="0006f7cf" officeooo:paragraph-rsid="0006f7cf" style:font-weight-asian="normal" style:font-weight-complex="normal"/>
    </style:style>
    <style:style style:name="P8" style:family="paragraph" style:parent-style-name="Standard">
      <style:text-properties style:font-name="Liberation Serif1" officeooo:rsid="00089085" officeooo:paragraph-rsid="00089085"/>
    </style:style>
    <style:style style:name="P9" style:family="paragraph" style:parent-style-name="Standard">
      <style:text-properties style:font-name="Liberation Serif1" officeooo:rsid="00091017" officeooo:paragraph-rsid="00091017"/>
    </style:style>
    <style:style style:name="P10" style:family="paragraph" style:parent-style-name="Standard">
      <style:text-properties officeooo:rsid="00089085" officeooo:paragraph-rsid="00091017"/>
    </style:style>
    <style:style style:name="P11" style:family="paragraph" style:parent-style-name="Standard">
      <style:text-properties officeooo:rsid="00089085" officeooo:paragraph-rsid="000be6f8"/>
    </style:style>
    <style:style style:name="P12" style:family="paragraph" style:parent-style-name="Standard">
      <style:text-properties officeooo:rsid="0006f7cf" officeooo:paragraph-rsid="0006f7cf"/>
    </style:style>
    <style:style style:name="T1" style:family="text">
      <style:text-properties officeooo:rsid="00089085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officeooo:rsid="00091017"/>
    </style:style>
    <style:style style:name="T4" style:family="text">
      <style:text-properties style:font-name="Liberation Serif1" officeooo:rsid="000be6f8"/>
    </style:style>
    <style:style style:name="T5" style:family="text">
      <style:text-properties officeooo:rsid="00091017"/>
    </style:style>
    <style:style style:name="T6" style:family="text">
      <style:text-properties officeooo:rsid="000be6f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Introduction</text:p>
      <text:p text:style-name="P8"/>
      <text:p text:style-name="P2">1.1 Soft Matter and the Pursuit of Quantitative Microscopy</text:p>
      <text:p text:style-name="P2">1.2 Holographic Video Microscopy </text:p>
      <text:p text:style-name="P2">1.3 Organization</text:p>
      <text:p text:style-name="P2"/>
      <text:p text:style-name="P1">2. Holographic Video Microscopy</text:p>
      <text:p text:style-name="P7">** <text:span text:style-name="T1">Aggregate introductions to find a best intro.**</text:span></text:p>
      <text:p text:style-name="P2"/>
      <text:p text:style-name="P2">2.1 The Advent of Holography</text:p>
      <text:p text:style-name="P8">· Historical Perspective</text:p>
      <text:p text:style-name="P8">· How we fall into categorization</text:p>
      <text:p text:style-name="P2">2.2 Holographic Video Microscopy</text:p>
      <text:p text:style-name="P2">2.2.1 Broad Overview</text:p>
      <text:p text:style-name="P8">· Coherent illumination, phase preservation generates scattering patterns with the scatterer properties encoded</text:p>
      <text:p text:style-name="P2">2.2.2 Illumination</text:p>
      <text:p text:style-name="P8">· Coherent illumination modeled as blank</text:p>
      <text:p text:style-name="P2">2.2.3 Scattering</text:p>
      <text:p text:style-name="P8">· Scattering can be any model (DDA, T-Matrix, Lorenz-Mie, David Mackowski)</text:p>
      <text:p text:style-name="P8">· Overview of Lorenz-Mie</text:p>
      <text:p text:style-name="P2">2.2.4 Collection and Refocusing</text:p>
      <text:p text:style-name="P8">· Brief. Leave severe details for chapter 3. Maybe mention tube lens experiments here?</text:p>
      <text:p text:style-name="P2">2.2.5 Digital Recording</text:p>
      <text:p text:style-name="P5"><text:span text:style-name="T2">· </text:span><text:span text:style-name="T3">How a camera works. How digitization works. Necessary for simulation and fitting. </text:span></text:p>
      <text:p text:style-name="P9">· How normalization works.</text:p>
      <text:p text:style-name="P4">2.3 The Inverse Problem</text:p>
      <text:p text:style-name="P6"><text:span text:style-name="T2">· </text:span><text:span text:style-name="T3">Fitting procedure. Sensitivity to initial parameters. Use of Bayesian Inference/MCMC</text:span></text:p>
      <text:p text:style-name="P2">2.3.1 Feature Detection </text:p>
      <text:p text:style-name="P2">2.3.2 Characterizing Holograms </text:p>
      <text:p text:style-name="P2">2.4 Applications <text:span text:style-name="T5">and Extensions </text:span>of HVM</text:p>
      <text:p text:style-name="P6"><text:span text:style-name="T2">· </text:span><text:span text:style-name="T3">Show off Grier lab work</text:span></text:p>
      <text:p text:style-name="P9">· Show off Manoharan lab work</text:p>
      <text:p text:style-name="P9">· Show off Padgett group work.</text:p>
      <text:p text:style-name="P5"><text:span text:style-name="T2">· </text:span><text:span text:style-name="T3">Allude to new studies (Two spheres interaction, emulsions, core shell particles)</text:span></text:p>
      <text:p text:style-name="P2"/>
      <text:p text:style-name="P1">3. Accounting for the Vectorial Nature of Light Propagation</text:p>
      <text:p text:style-name="P2">** <text:span text:style-name="T6">Use Izen and Ovyrn as a model but be careful not to copy. **</text:span></text:p>
      <text:p text:style-name="P2"/>
      <text:p text:style-name="P2">3.1 Introduction</text:p>
      <text:p text:style-name="P6"><text:span text:style-name="T2">· </text:span><text:span text:style-name="T3">The fundamental assumption microscopists generally make (WYSIWYG)</text:span></text:p>
      <text:p text:style-name="P11"><text:span text:style-name="T3">· </text:span><text:span text:style-name="T4">The work of Izen and Ovyrn and the differences</text:span></text:p>
      <text:p text:style-name="P11"><text:span text:style-name="T4"/></text:p>
      <text:p text:style-name="P2">3.2 Optical Model</text:p>
      <text:p text:style-name="P2">3.3 Propagation of the Incident Field</text:p>
      <text:p text:style-name="P2">3.4 Propagation of the Scattered Field</text:p>
      <text:p text:style-name="P2">3.5 Image formation </text:p>
      <text:p text:style-name="P2">3.6 Comparison to Scalar Diffraction Theory </text:p>
      <text:p text:style-name="P2">3.7 Discussion</text:p>
      <text:p text:style-name="P2"><text:soft-page-break/></text:p>
      <text:p text:style-name="P1">4. Holographic characterization of imperfect colloidal spheres</text:p>
      <text:p text:style-name="P2"/>
      <text:p text:style-name="P2">4.1 Introduction </text:p>
      <text:p text:style-name="P2">4.2 Synthesizing TPM particles </text:p>
      <text:p text:style-name="P2">4.3 Characterizing Spherical and Aspherical colloidal particles </text:p>
      <text:p text:style-name="P2">4.4 Determining Tolerable Asphericity </text:p>
      <text:p text:style-name="P2">4.5 Discussion</text:p>
      <text:p text:style-name="P2"/>
      <text:p text:style-name="P1">5. Machine-learning approach to holographic particle characterization</text:p>
      <text:p text:style-name="P1"/>
      <text:p text:style-name="P2">5.1 Introduction </text:p>
      <text:p text:style-name="P2">5.2 Fast Holographic Characterization with Machine Learning </text:p>
      <text:p text:style-name="P2">5.3 Characterization of Colloidal Mixtures </text:p>
      <text:p text:style-name="P2">5.4 Tracking and Assessment of Precision </text:p>
      <text:p text:style-name="P2">5.5 Discussion</text:p>
      <text:p text:style-name="P2"/>
      <text:p text:style-name="P2"/>
      <text:p text:style-name="P2"/>
      <text:p text:style-name="P2"/>
      <text:p text:style-name="P1">6. Machine-learning techniques for fast and accurate feature localization in holographic images </text:p>
      <text:p text:style-name="P2">6.1 Introduction</text:p>
      <text:p text:style-name="P2">6.2 Detecting and Localizing Holographic Features </text:p>
      <text:p text:style-name="P2">6.2.1 Heuristic Algorithms</text:p>
      <text:p text:style-name="P2">6.2.2 Machine-Learning Algorithms </text:p>
      <text:p text:style-name="P2">6.3 Generating Training and Validation Datasets </text:p>
      <text:p text:style-name="P2">6.4 Applying Machine Learning to Holographic Particle Localization </text:p>
      <text:p text:style-name="P2">6.4.1 Precision and Accuracy</text:p>
      <text:p text:style-name="P2">6.4.2 Multiple Particles </text:p>
      <text:p text:style-name="P2">6.4.3 Computation Speed</text:p>
      <text:p text:style-name="P2">6.4.4 Experimental Demonstrations </text:p>
      <text:p text:style-name="P3">6.5 Discussion</text:p>
      <text:p text:style-name="P3"/>
      <text:p text:style-name="P1">7. Optimizing the synthesis of monodisperse colloidal spheres</text:p>
      <text:p text:style-name="P1"/>
      <text:p text:style-name="P3">7.1 Experimental Section</text:p>
      <text:p text:style-name="P3">7.1.1 Materials</text:p>
      <text:p text:style-name="P3">7.1.2 Emulsification Polymerization</text:p>
      <text:p text:style-name="P3">7.1.3 Characterization</text:p>
      <text:p text:style-name="P3">7.2 Results and discussion</text:p>
      <text:p text:style-name="P2">7.2.1 Role of Initiator</text:p>
      <text:p text:style-name="P2">7.2.2 Role of Heat Bath</text:p>
      <text:p text:style-name="P2">7.2.3 Role of Stir rate.</text:p>
      <text:p text:style-name="P2">Discus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14:28:37.866451895</meta:creation-date>
    <dc:date>2018-07-18T12:22:25.075435098</dc:date>
    <meta:editing-duration>PT5M3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76" meta:word-count="400" meta:character-count="2858" meta:non-whitespace-character-count="2513"/>
  </office:meta>
</office:document-meta>
</file>